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585" officeooo:paragraph-rsid="0009f585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3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bdd23"/>
    </style:style>
    <style:style style:name="P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5eca"/>
    </style:style>
    <style:style style:name="P5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afbf"/>
    </style:style>
    <style:style style:name="P6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0918c"/>
    </style:style>
    <style:style style:name="P7" style:family="paragraph" style:parent-style-name="Standard">
      <style:text-properties officeooo:rsid="0009f585" officeooo:paragraph-rsid="000bdd23"/>
    </style:style>
    <style:style style:name="P8" style:family="paragraph" style:parent-style-name="Standard">
      <style:text-properties officeooo:rsid="0009f585" officeooo:paragraph-rsid="000c5eca"/>
    </style:style>
    <style:style style:name="P9" style:family="paragraph" style:parent-style-name="Standard">
      <style:text-properties officeooo:rsid="0009f585" officeooo:paragraph-rsid="000cafbf"/>
    </style:style>
    <style:style style:name="P10" style:family="paragraph" style:parent-style-name="Standard">
      <style:text-properties officeooo:rsid="0009f585" officeooo:paragraph-rsid="0010918c"/>
    </style:style>
    <style:style style:name="P11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12" style:family="paragraph" style:parent-style-name="Standard">
      <style:text-properties fo:font-weight="bold" officeooo:rsid="0009f585" officeooo:paragraph-rsid="000bdd23" style:font-weight-asian="bold" style:font-weight-complex="bold"/>
    </style:style>
    <style:style style:name="P13" style:family="paragraph" style:parent-style-name="Standard">
      <style:text-properties fo:font-weight="bold" officeooo:rsid="0009f585" officeooo:paragraph-rsid="000c5eca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0cafbf" style:font-weight-asian="bold" style:font-weight-complex="bold"/>
    </style:style>
    <style:style style:name="P15" style:family="paragraph" style:parent-style-name="Standard">
      <style:text-properties fo:font-weight="bold" officeooo:rsid="0009f585" officeooo:paragraph-rsid="000cafbf" style:font-weight-asian="bold" style:font-weight-complex="bold"/>
    </style:style>
    <style:style style:name="P16" style:family="paragraph" style:parent-style-name="Standard">
      <style:text-properties fo:font-weight="bold" officeooo:rsid="0009f585" officeooo:paragraph-rsid="0010918c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9f58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bdd2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5ec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afb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0918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0c5e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25" style:family="paragraph" style:parent-style-name="Standard">
      <style:text-properties fo:font-weight="normal" officeooo:rsid="000bdd23" officeooo:paragraph-rsid="000bdd23" style:font-weight-asian="normal" style:font-weight-complex="normal"/>
    </style:style>
    <style:style style:name="P26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0cafbf" style:font-weight-asian="normal" style:font-weight-complex="normal"/>
    </style:style>
    <style:style style:name="P27" style:family="paragraph" style:parent-style-name="Standard">
      <style:text-properties officeooo:paragraph-rsid="000bdd23"/>
    </style:style>
    <style:style style:name="P28" style:family="paragraph" style:parent-style-name="Standard">
      <style:text-properties officeooo:paragraph-rsid="000c5eca"/>
    </style:style>
    <style:style style:name="P29" style:family="paragraph" style:parent-style-name="Standard">
      <style:text-properties officeooo:paragraph-rsid="000cafbf"/>
    </style:style>
    <style:style style:name="P30" style:family="paragraph" style:parent-style-name="Standard">
      <style:text-properties officeooo:paragraph-rsid="0010918c"/>
    </style:style>
    <style:style style:name="P31" style:family="paragraph" style:parent-style-name="Standard" style:list-style-name="L1">
      <style:text-properties fo:font-weight="normal" officeooo:rsid="0009f585" officeooo:paragraph-rsid="0009f585" style:font-weight-asian="normal" style:font-weight-complex="normal"/>
    </style:style>
    <style:style style:name="P32" style:family="paragraph" style:parent-style-name="Standard" style:list-style-name="L8">
      <style:text-properties fo:font-weight="normal" officeooo:rsid="0009f585" officeooo:paragraph-rsid="000cafbf" style:font-weight-asian="normal" style:font-weight-complex="normal"/>
    </style:style>
    <style:style style:name="P33" style:family="paragraph" style:parent-style-name="Standard" style:list-style-name="L9">
      <style:text-properties fo:font-weight="normal" officeooo:rsid="0009f585" officeooo:paragraph-rsid="001248b6" style:font-weight-asian="normal" style:font-weight-complex="normal"/>
    </style:style>
    <style:style style:name="P34" style:family="paragraph" style:parent-style-name="Standard" style:list-style-name="L10">
      <style:text-properties fo:font-weight="normal" officeooo:rsid="0009f585" officeooo:paragraph-rsid="0010918c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0bdd23" officeooo:paragraph-rsid="000bdd23" style:font-weight-asian="normal" style:font-weight-complex="normal"/>
    </style:style>
    <style:style style:name="P36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7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8" style:family="paragraph" style:parent-style-name="Standard" style:list-style-name="L5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39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0" style:family="paragraph" style:parent-style-name="Standard" style:list-style-name="L7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0cafbf" officeooo:paragraph-rsid="000cafbf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0dfcf7" officeooo:paragraph-rsid="000dfcf7" style:font-weight-asian="normal" style:font-weight-complex="normal"/>
    </style:style>
    <style:style style:name="P43" style:family="paragraph" style:parent-style-name="Standard" style:list-style-name="L9">
      <style:text-properties fo:font-weight="normal" officeooo:rsid="0010918c" officeooo:paragraph-rsid="001248b6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10918c" officeooo:paragraph-rsid="0010918c" style:font-weight-asian="normal" style:font-weight-complex="normal"/>
    </style:style>
    <style:style style:name="P45" style:family="paragraph" style:parent-style-name="Standard">
      <style:text-properties fo:font-weight="bold" officeooo:rsid="0009f585" officeooo:paragraph-rsid="0010918c" style:font-weight-asian="bold" style:font-weight-complex="bold"/>
    </style:style>
    <style:style style:name="P46" style:family="paragraph" style:parent-style-name="Standard">
      <style:text-properties fo:font-weight="bold" officeooo:rsid="0009f585" officeooo:paragraph-rsid="001248b6" style:font-weight-asian="bold" style:font-weight-complex="bold"/>
    </style:style>
    <style:style style:name="P47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248b6" style:font-weight-asian="bold" style:font-weight-complex="bold"/>
    </style:style>
    <style:style style:name="P48" style:family="paragraph" style:parent-style-name="Standard">
      <style:text-properties fo:font-weight="bold" officeooo:rsid="0009f585" officeooo:paragraph-rsid="00138df4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248b6"/>
    </style:style>
    <style:style style:name="P50" style:family="paragraph" style:parent-style-name="Standard">
      <style:text-properties officeooo:rsid="0009f585" officeooo:paragraph-rsid="001248b6"/>
    </style:style>
    <style:style style:name="P51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248b6" style:font-style-asian="normal" style:font-weight-asian="bold" style:font-style-complex="normal" style:font-weight-complex="bold"/>
    </style:style>
    <style:style style:name="P52" style:family="paragraph" style:parent-style-name="Standard">
      <style:text-properties officeooo:paragraph-rsid="001248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fo:font-weight="bold" officeooo:rsid="000c5eca" style:font-weight-asian="bold" style:font-weight-complex="bold"/>
    </style:style>
    <style:style style:name="T4" style:family="text">
      <style:text-properties fo:font-weight="bold" officeooo:rsid="000bdd23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0918c" style:font-weight-asian="bold" style:font-weight-complex="bold"/>
    </style:style>
    <style:style style:name="T7" style:family="text">
      <style:text-properties fo:font-weight="bold" officeooo:rsid="001248b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f585" style:font-weight-asian="normal" style:font-weight-complex="normal"/>
    </style:style>
    <style:style style:name="T10" style:family="text">
      <style:text-properties fo:font-weight="normal" officeooo:rsid="000bdd23" style:font-weight-asian="normal" style:font-weight-complex="normal"/>
    </style:style>
    <style:style style:name="T11" style:family="text">
      <style:text-properties fo:font-weight="normal" officeooo:rsid="000c5eca" style:font-weight-asian="normal" style:font-weight-complex="normal"/>
    </style:style>
    <style:style style:name="T12" style:family="text">
      <style:text-properties fo:font-weight="normal" officeooo:rsid="000cafbf" style:font-weight-asian="normal" style:font-weight-complex="normal"/>
    </style:style>
    <style:style style:name="T13" style:family="text">
      <style:text-properties fo:font-weight="normal" officeooo:rsid="000dfcf7" style:font-weight-asian="normal" style:font-weight-complex="normal"/>
    </style:style>
    <style:style style:name="T14" style:family="text">
      <style:text-properties fo:font-weight="normal" officeooo:rsid="0010918c" style:font-weight-asian="normal" style:font-weight-complex="normal"/>
    </style:style>
    <style:style style:name="T15" style:family="text">
      <style:text-properties fo:font-weight="normal" officeooo:rsid="001248b6" style:font-weight-asian="normal" style:font-weight-complex="normal"/>
    </style:style>
    <style:style style:name="T16" style:family="text">
      <style:text-properties fo:font-weight="normal" officeooo:rsid="00138df4" style:font-weight-asian="normal" style:font-weight-complex="normal"/>
    </style:style>
    <style:style style:name="T17" style:family="text">
      <style:text-properties officeooo:rsid="000bdd23"/>
    </style:style>
    <style:style style:name="T18" style:family="text">
      <style:text-properties officeooo:rsid="000c5eca"/>
    </style:style>
    <style:style style:name="T19" style:family="text">
      <style:text-properties officeooo:rsid="000cafbf"/>
    </style:style>
    <style:style style:name="T20" style:family="text">
      <style:text-properties officeooo:rsid="000dfcf7"/>
    </style:style>
    <style:style style:name="T21" style:family="text">
      <style:text-properties officeooo:rsid="0010918c"/>
    </style:style>
    <style:style style:name="T22" style:family="text">
      <style:text-properties officeooo:rsid="001248b6"/>
    </style:style>
    <style:style style:name="T23" style:family="text">
      <style:text-properties officeooo:rsid="00138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">ID:</text:span> <text:tab/>UC1</text:p>
      <text:p text:style-name="Standard"><text:span text:style-name="T2">Nazwa:<text:tab/>Log</text:span><text:span text:style-name="T9"> In/Out</text:span></text:p>
      <text:p text:style-name="P17">Aktorzy:<text:tab/><text:span text:style-name="T8">Register</text:span><text:span text:style-name="T12">ed</text:span><text:span text:style-name="T8"> user</text:span></text:p>
      <text:p text:style-name="P1"/>
      <text:p text:style-name="P11">Scenariusz główny:</text:p>
      <text:list xml:id="list6796985127321154291" text:style-name="L1">
        <text:list-item>
          <text:p text:style-name="P31">User wybiera opcje wylogowania.</text:p>
        </text:list-item>
        <text:list-item>
          <text:p text:style-name="P31">System prezentuje zapytanie, czy user dalej chce się wylogować.</text:p>
        </text:list-item>
        <text:list-item>
          <text:p text:style-name="P31">System zapisuje aktualny stan gry/postaci usera.</text:p>
        </text:list-item>
        <text:list-item>
          <text:p text:style-name="P31">System wylogowuje usera z gry.</text:p>
        </text:list-item>
      </text:list>
      <text:p text:style-name="P1"/>
      <text:p text:style-name="P1"/>
      <text:p text:style-name="P11">Wyjątki i rozszerzenia:</text:p>
      <text:p text:style-name="P11"><text:tab/>1.A <text:tab/><text:span text:style-name="T8">User chce się wylogować w tracie aktywnego battle mode'a.</text:span></text:p>
      <text:p text:style-name="P11"><text:span text:style-name="T8"><text:tab/><text:tab/></text:span>1.A.1<text:span text:style-name="T8"><text:tab/>System informuje gracza o problemie i wyświetla mu formularz z zapytaniem <text:tab/><text:tab/><text:tab/>o poddanie pojedynku.</text:span></text:p>
      <text:p text:style-name="P11"><text:span text:style-name="T8"><text:tab/><text:tab/></text:span>1.A.2<text:span text:style-name="T8"><text:tab/>Przejdź do kroku 3.</text:span></text:p>
      <text:p text:style-name="P11"/>
      <text:p text:style-name="P11"/>
      <text:p text:style-name="P11"/>
      <text:p text:style-name="P11"/>
      <text:p text:style-name="P3"><text:span text:style-name="T1">ID:</text:span> <text:tab/>UC<text:span text:style-name="T17">2</text:span></text:p>
      <text:p text:style-name="P27"><text:span text:style-name="T2">Nazwa:<text:tab/></text:span><text:span text:style-name="T4">Create</text:span><text:span text:style-name="T10"> new character</text:span></text:p>
      <text:p text:style-name="P18">Aktorzy:<text:tab/><text:span text:style-name="T8">Register</text:span><text:span text:style-name="T12">ed</text:span><text:span text:style-name="T8"> user</text:span></text:p>
      <text:p text:style-name="P7"/>
      <text:p text:style-name="P12">Scenariusz główny:</text:p>
      <text:list xml:id="list2840790077102681442" text:style-name="L2">
        <text:list-item>
          <text:p text:style-name="P35">User chce stworzyć nową postać.</text:p>
        </text:list-item>
        <text:list-item>
          <text:p text:style-name="P35">System wyświetla formularz z zapytaniem o imię postaci.</text:p>
        </text:list-item>
        <text:list-item>
          <text:p text:style-name="P35">System sprawdza czy takie imię postaci figuruje w bazie graczy na multiplayerze.</text:p>
        </text:list-item>
        <text:list-item>
          <text:p text:style-name="P35">User wybiera rase.</text:p>
        </text:list-item>
        <text:list-item>
          <text:p text:style-name="P35">User wybiera klase.</text:p>
        </text:list-item>
        <text:list-item>
          <text:p text:style-name="P35">Gracz musi rozdać ability scores.</text:p>
        </text:list-item>
        <text:list-item>
          <text:p text:style-name="P35">System sprawdza czy gracz wydał wszystkie punkty.</text:p>
        </text:list-item>
        <text:list-item>
          <text:p text:style-name="P35">Gracz musi wybrać skille swojej nowej postaci</text:p>
        </text:list-item>
        <text:list-item>
          <text:p text:style-name="P35">User może napisać historie swojej postaci.</text:p>
        </text:list-item>
      </text:list>
      <text:p text:style-name="P7"/>
      <text:p text:style-name="P7"/>
      <text:p text:style-name="P12">Wyjątki i rozszerzenia:</text:p>
      <text:p text:style-name="P12"><text:tab/><text:span text:style-name="T17">3</text:span>.A <text:tab/><text:span text:style-name="T8">User chce </text:span><text:span text:style-name="T10">nadać postaci imię, które już figuruje w bazie postaci na multiplayerze.</text:span></text:p>
      <text:p text:style-name="P12"><text:span text:style-name="T8"><text:tab/><text:tab/></text:span><text:span text:style-name="T10">3</text:span>.A.1<text:tab/><text:span text:style-name="T8">System informuje gracza o problemie .</text:span></text:p>
      <text:p text:style-name="P12"><text:span text:style-name="T8"><text:tab/><text:tab/></text:span><text:span text:style-name="T17">3</text:span>.A.2<text:span text:style-name="T8"><text:tab/></text:span><text:span text:style-name="T10">User musi wybrać nowe imię dla postaci.</text:span></text:p>
      <text:p text:style-name="P12"><text:span text:style-name="T10"><text:tab/><text:tab/></text:span><text:span text:style-name="T17">3.A.3</text:span><text:span text:style-name="T10"><text:tab/>Przejdź do kroku 3.</text:span></text:p>
      <text:p text:style-name="P25"/>
      <text:p text:style-name="P12"><text:span text:style-name="T10"><text:tab/></text:span><text:span text:style-name="T17">7.A</text:span><text:span text:style-name="T10"> <text:tab/>User nie rozdał wszystkich punktów ability</text:span></text:p>
      <text:p text:style-name="P12"><text:span text:style-name="T10"><text:tab/><text:tab/></text:span><text:span text:style-name="T17">7.A.1</text:span><text:span text:style-name="T10"><text:tab/>System informuje gracza o problemie.</text:span></text:p>
      <text:p text:style-name="P12"><text:span text:style-name="T10"><text:tab/><text:tab/></text:span><text:span text:style-name="T17">7.A.2</text:span><text:span text:style-name="T10"><text:tab/>User musi rozdać resztę punktów.</text:span></text:p>
      <text:p text:style-name="P12"><text:span text:style-name="T10"><text:tab/><text:tab/></text:span><text:span text:style-name="T17">7.A.3</text:span><text:span text:style-name="T10"><text:tab/>Powrót do kroku 7.</text:span></text:p>
      <text:p text:style-name="P12"/>
      <text:p text:style-name="P12"/>
      <text:p text:style-name="P12"/>
      <text:p text:style-name="P12"/>
      <text:p text:style-name="P12"><text:soft-page-break/></text:p>
      <text:p text:style-name="P3"><text:span text:style-name="T1">ID:</text:span> <text:tab/>UC<text:span text:style-name="T17">3</text:span></text:p>
      <text:p text:style-name="P27"><text:span text:style-name="T2">Nazwa:<text:tab/></text:span><text:span text:style-name="T3">Pause</text:span><text:span text:style-name="T11"> Game</text:span></text:p>
      <text:p text:style-name="P18">Aktorzy:<text:tab/><text:span text:style-name="T8">Register</text:span><text:span text:style-name="T12">ed</text:span><text:span text:style-name="T8"> user</text:span></text:p>
      <text:p text:style-name="P18"/>
      <text:p text:style-name="P22">Wyzwalacz:</text:p>
      <text:p text:style-name="P23"><text:tab/>Gracz chce zastopować rozgrywkę prowadzoną w ramach kampanii.</text:p>
      <text:p text:style-name="P7"/>
      <text:p text:style-name="P12">Scenariusz główny:</text:p>
      <text:list xml:id="list3409646404035517028" text:style-name="L3">
        <text:list-item>
          <text:p text:style-name="P36">Gracz chce zastopować bieżącą grę.</text:p>
        </text:list-item>
        <text:list-item>
          <text:p text:style-name="P36">System wstrzymuje bieżącą rozgrywkę.</text:p>
        </text:list-item>
      </text:list>
      <text:p text:style-name="P24"/>
      <text:p text:style-name="P24"/>
      <text:p text:style-name="P24"/>
      <text:p text:style-name="P4"><text:span text:style-name="T1">ID:</text:span> <text:tab/>UC<text:span text:style-name="T18">4</text:span></text:p>
      <text:p text:style-name="P28"><text:span text:style-name="T2">Nazwa:<text:tab/></text:span><text:span text:style-name="T3">Save</text:span><text:span text:style-name="T11"> game</text:span></text:p>
      <text:p text:style-name="P19">Aktorzy:<text:tab/><text:span text:style-name="T8">Register</text:span><text:span text:style-name="T12">ed</text:span><text:span text:style-name="T8"> user</text:span></text:p>
      <text:p text:style-name="P19"/>
      <text:p text:style-name="P22">Wyzwalacz:</text:p>
      <text:p text:style-name="P23"><text:tab/>Gracz chce zapisać obecny stan rozgrywki prowadzonej w ramach kampanii.</text:p>
      <text:p text:style-name="P8"/>
      <text:p text:style-name="P13">Scenariusz główny:</text:p>
      <text:list xml:id="list8347816188805078020" text:style-name="L4">
        <text:list-item>
          <text:p text:style-name="P37">Gracz chce zapisać bieżącą grę.</text:p>
        </text:list-item>
        <text:list-item>
          <text:p text:style-name="P37">System wstrzymuje bieżącą rozgrywkę.</text:p>
        </text:list-item>
        <text:list-item>
          <text:p text:style-name="P37">System zapisuje obecny stan.</text:p>
        </text:list-item>
      </text:list>
      <text:p text:style-name="P24"/>
      <text:p text:style-name="P24"/>
      <text:p text:style-name="P24"/>
      <text:p text:style-name="P4"><text:span text:style-name="T1">ID:</text:span> <text:tab/>UC<text:span text:style-name="T18">5</text:span></text:p>
      <text:p text:style-name="P28"><text:span text:style-name="T2">Nazwa:<text:tab/></text:span><text:span text:style-name="T3">Load</text:span><text:span text:style-name="T11"> game</text:span></text:p>
      <text:p text:style-name="P19">Aktorzy:<text:tab/><text:span text:style-name="T8">Register</text:span><text:span text:style-name="T12">ed</text:span><text:span text:style-name="T8"> user</text:span></text:p>
      <text:p text:style-name="P19"/>
      <text:p text:style-name="P22">Wyzwalacz:</text:p>
      <text:p text:style-name="P23"><text:tab/>Gracz chce wczytać wcześniej zapisany stan rozgrywki prowadzonej w ramach kampanii.</text:p>
      <text:p text:style-name="P8"/>
      <text:p text:style-name="P13">Scenariusz główny:</text:p>
      <text:list xml:id="list7667980578959369951" text:style-name="L5">
        <text:list-item>
          <text:p text:style-name="P38">Gracz chce wczytać zapisaną wcześniej rozgrywkę.</text:p>
        </text:list-item>
        <text:list-item>
          <text:p text:style-name="P38">System wczytuje zapisany stan gry .</text:p>
        </text:list-item>
        <text:list-item>
          <text:p text:style-name="P38">System wznawia rozgrywkę.</text:p>
        </text:list-item>
      </text:list>
      <text:p text:style-name="P24"/>
      <text:p text:style-name="P24"/>
      <text:p text:style-name="P24"/>
      <text:p text:style-name="P4"><text:span text:style-name="T1">ID:</text:span> <text:tab/>UC<text:span text:style-name="T18">6</text:span></text:p>
      <text:p text:style-name="P28"><text:span text:style-name="T2">Nazwa:<text:tab/></text:span><text:span text:style-name="T3">Exit</text:span><text:span text:style-name="T11"> game</text:span></text:p>
      <text:p text:style-name="P19">Aktorzy:<text:tab/><text:span text:style-name="T8">Register</text:span><text:span text:style-name="T12">ed</text:span><text:span text:style-name="T8"> user, </text:span><text:span text:style-name="T11">Non-register</text:span><text:span text:style-name="T12">ed</text:span><text:span text:style-name="T11"> user</text:span></text:p>
      <text:p text:style-name="P8"/>
      <text:p text:style-name="P13">Scenariusz główny:</text:p>
      <text:list xml:id="list2991748751235314345" text:style-name="L6">
        <text:list-item>
          <text:p text:style-name="P39">Gracz chce opuścić aplikacje.</text:p>
        </text:list-item>
        <text:list-item>
          <text:p text:style-name="P39">System kończy działanie aplikacji .</text:p>
        </text:list-item>
      </text:list>
      <text:list xml:id="list110432763163729" text:continue-list="list3409646404035517028" text:style-name="L3">
        <text:list-header>
          <text:p text:style-name="P36"/>
        </text:list-header>
      </text:list>
      <text:p text:style-name="P8"/>
      <text:p text:style-name="P8"/>
      <text:p text:style-name="P13"><text:soft-page-break/></text:p>
      <text:p text:style-name="P4"/>
      <text:p text:style-name="P4"><text:span text:style-name="T1">ID:</text:span> <text:tab/>UC<text:span text:style-name="T18">6</text:span></text:p>
      <text:p text:style-name="P28"><text:span text:style-name="T2">Nazwa:<text:tab/></text:span><text:span text:style-name="T3">Exit</text:span><text:span text:style-name="T11"> game</text:span></text:p>
      <text:p text:style-name="P19">Aktorzy:<text:tab/><text:span text:style-name="T8">Register</text:span><text:span text:style-name="T12">ed</text:span><text:span text:style-name="T8"> user, </text:span><text:span text:style-name="T11">Non-registe</text:span><text:span text:style-name="T12">red</text:span><text:span text:style-name="T11"> user</text:span></text:p>
      <text:p text:style-name="P8"/>
      <text:p text:style-name="P13">Scenariusz główny:</text:p>
      <text:list xml:id="list2590061525537993501" text:style-name="L7">
        <text:list-item>
          <text:p text:style-name="P40">Gracz chce opuścić aplikacje.</text:p>
        </text:list-item>
        <text:list-item>
          <text:p text:style-name="P40">System kończy działanie aplikacji .</text:p>
        </text:list-item>
      </text:list>
      <text:p text:style-name="P24"/>
      <text:p text:style-name="P24"/>
      <text:p text:style-name="P24"/>
      <text:p text:style-name="P5"><text:span text:style-name="T1">ID:</text:span> <text:tab/>UC<text:span text:style-name="T19">7</text:span></text:p>
      <text:p text:style-name="P29"><text:span text:style-name="T2">Nazwa:<text:tab/></text:span><text:span text:style-name="T5">Register</text:span></text:p>
      <text:p text:style-name="P20">Aktorzy:<text:tab/><text:span text:style-name="T19">Non-</text:span><text:span text:style-name="T8">Register</text:span><text:span text:style-name="T12">ed</text:span><text:span text:style-name="T8"> user</text:span></text:p>
      <text:p text:style-name="P9"/>
      <text:p text:style-name="P15">Scenariusz główny:</text:p>
      <text:list xml:id="list2927031399561238054" text:style-name="L8">
        <text:list-item>
          <text:p text:style-name="P32">User wybiera opcje <text:span text:style-name="T19">rejestracji.</text:span></text:p>
        </text:list-item>
        <text:list-item>
          <text:p text:style-name="P32">System prezentuje <text:span text:style-name="T19">formularz rejestracji.</text:span></text:p>
        </text:list-item>
        <text:list-item>
          <text:p text:style-name="P41">User wypełnia formularz.</text:p>
        </text:list-item>
        <text:list-item>
          <text:p text:style-name="P41">System sprawdza ,czy wszystkie wymagane pola są uzupełnione.</text:p>
        </text:list-item>
        <text:list-item>
          <text:p text:style-name="P41">System <text:span text:style-name="T20">sprawdza dane.</text:span></text:p>
        </text:list-item>
        <text:list-item>
          <text:p text:style-name="P42">System rejestruje nowego użytkownika.</text:p>
        </text:list-item>
      </text:list>
      <text:p text:style-name="P9"/>
      <text:p text:style-name="P9"/>
      <text:p text:style-name="P15">Wyjątki i rozszerzenia:</text:p>
      <text:p text:style-name="P15"><text:tab/><text:span text:style-name="T20">3</text:span>.A <text:tab/><text:span text:style-name="T13">User nie uzupełnił wszystkich wymaganych pól w formularzu.</text:span></text:p>
      <text:p text:style-name="P15"><text:span text:style-name="T8"><text:tab/><text:tab/></text:span><text:span text:style-name="T13">3</text:span>.A.1<text:tab/><text:span text:style-name="T8">System informuje gracza o problemie.</text:span></text:p>
      <text:p text:style-name="P15"><text:span text:style-name="T8"><text:tab/><text:tab/></text:span><text:span text:style-name="T13">3</text:span>.A.2<text:span text:style-name="T8"><text:tab/>Przejdź do kroku 3.</text:span></text:p>
      <text:p text:style-name="P14"><text:tab/><text:span text:style-name="T20">5.A <text:tab/></text:span><text:span text:style-name="T13">User próbuje zarejestrować nazwe/email, która już istnieje w bazie.</text:span></text:p>
      <text:p text:style-name="P26"><text:tab/><text:tab/>5.A.1<text:tab/>System informuje gracza o problemie.</text:p>
      <text:p text:style-name="P26"><text:tab/><text:tab/>5.A,2<text:tab/>Przejdź do kroku 3.</text:p>
      <text:p text:style-name="P14"><text:span text:style-name="T13"><text:tab/></text:span><text:span text:style-name="T20">6.A</text:span><text:span text:style-name="T13"><text:tab/>User przechodzi proces uwierzytelniania i zostaje zarejestrowany.</text:span></text:p>
      <text:p text:style-name="P14"><text:span text:style-name="T13"><text:tab/></text:span><text:span text:style-name="T20">6.B</text:span><text:span text:style-name="T13"><text:tab/>User nie przechodzi procesu uwierzytelnienia i nie zostaje zarejestrowany.</text:span></text:p>
      <text:p text:style-name="P12"/>
      <text:p text:style-name="P11"/>
      <text:p text:style-name="P6"><text:span text:style-name="T1">ID:</text:span> <text:tab/>UC<text:span text:style-name="T21">8</text:span></text:p>
      <text:p text:style-name="P30"><text:span text:style-name="T2">Nazwa:<text:tab/></text:span><text:span text:style-name="T6">Play </text:span><text:span text:style-name="T14">game</text:span></text:p>
      <text:p text:style-name="P21">Aktorzy:<text:tab/><text:span text:style-name="T8">Register</text:span><text:span text:style-name="T12">ed</text:span><text:span text:style-name="T8"> user</text:span></text:p>
      <text:p text:style-name="P10"/>
      <text:p text:style-name="P16">Scenariusz główny:</text:p>
      <text:list xml:id="list9118821593537002148" text:style-name="L10">
        <text:list-item>
          <text:p text:style-name="P34">User <text:span text:style-name="T21">wybiera rodzaj rozgrywki.</text:span></text:p>
        </text:list-item>
        <text:list-item>
          <text:p text:style-name="P44">User rozpoczyna gre.</text:p>
        </text:list-item>
      </text:list>
      <text:p text:style-name="P10"/>
      <text:p text:style-name="P10"/>
      <text:p text:style-name="P16">Wyjątki i rozszerzenia:</text:p>
      <text:p text:style-name="P16"/>
      <text:p text:style-name="P16"><text:tab/><text:span text:style-name="T22">1.A<text:tab/></text:span><text:span text:style-name="T14">User rozpoczyna kampanie.</text:span></text:p>
      <text:p text:style-name="P16"><text:tab/><text:span text:style-name="T22">1.B<text:tab/></text:span><text:span text:style-name="T14">User rozpoczyna rozgrywkę w trybie multiplayera.</text:span></text:p>
      <text:p text:style-name="P48"><text:span text:style-name="T14"><text:tab/><text:tab/></text:span><text:span text:style-name="T16">1.B.1<text:tab/>User rozmawia z innym poprzez wymiane wiadomości.</text:span></text:p>
      <text:p text:style-name="P48"><text:span text:style-name="T16"><text:tab/><text:tab/>1.B.2<text:tab/>User tworzy team.</text:span></text:p>
      <text:p text:style-name="P48"><text:span text:style-name="T16"><text:tab/><text:tab/><text:tab/>1.B.2.1<text:tab/> <text:s text:c="2"/>User dodaje lub usuwa gracz z drużyny.</text:span></text:p>
      <text:p text:style-name="P48"><text:soft-page-break/><text:span text:style-name="T16"><text:tab/><text:tab/><text:tab/>1.B.3.2<text:tab/> <text:s text:c="3"/>User proponuje pojedynki między drużynami.</text:span></text:p>
      <text:p text:style-name="P16"><text:tab/><text:tab/><text:span text:style-name="T16">1.B.3</text:span><text:span text:style-name="T23"><text:tab/></text:span><text:span text:style-name="T16">User tworzy gildie.</text:span></text:p>
      <text:p text:style-name="P16"><text:span text:style-name="T16"><text:tab/><text:tab/><text:tab/>1.B.3.1<text:tab/> <text:s text:c="3"/>User dodaje lub usuwa gracz z gildii.</text:span></text:p>
      <text:p text:style-name="P16"><text:span text:style-name="T16"><text:tab/><text:tab/><text:tab/>1.B.3.2<text:tab/> <text:s text:c="3"/>User proponuje pojedynki między gildiami</text:span></text:p>
      <text:p text:style-name="P16"><text:span text:style-name="T16"><text:tab/><text:tab/>1.B.4<text:tab/>User pojedynkuje się z innym graczem.</text:span></text:p>
      <text:p text:style-name="P16"><text:span text:style-name="T16"><text:tab/><text:tab/>1.B.5<text:tab/>User pobiera lub anuluje zadanie</text:span></text:p>
      <text:p text:style-name="P16"><text:span text:style-name="T16"><text:tab/><text:tab/>1.B.6<text:tab/>User dodaje lub usuwa gracz z listy przyjaciół.</text:span></text:p>
      <text:p text:style-name="P16"><text:tab/><text:span text:style-name="T23">1.C<text:tab/></text:span><text:span text:style-name="T16">User tworzy nową postać. ( UC2 )</text:span></text:p>
      <text:p text:style-name="P16"><text:span text:style-name="T16"><text:tab/></text:span><text:span text:style-name="T23">1.D</text:span><text:span text:style-name="T16"><text:tab/>User wybiera postać już istniejącą. ( UC9 )</text:span></text:p>
      <text:p text:style-name="P16"/>
      <text:p text:style-name="P16"/>
      <text:p text:style-name="P49"><text:span text:style-name="T1">ID:</text:span> <text:tab/>UC<text:span text:style-name="T22">9</text:span></text:p>
      <text:p text:style-name="P52"><text:span text:style-name="T2">Nazwa:<text:tab/></text:span><text:span text:style-name="T7">Chose</text:span><text:span text:style-name="T6"> </text:span><text:span text:style-name="T15">existing character</text:span></text:p>
      <text:p text:style-name="P51">Aktorzy:<text:tab/><text:span text:style-name="T8">Register</text:span><text:span text:style-name="T12">ed</text:span><text:span text:style-name="T8"> user</text:span></text:p>
      <text:p text:style-name="P50"/>
      <text:p text:style-name="P46">Scenariusz główny:</text:p>
      <text:list xml:id="list1243850253002329314" text:style-name="L9">
        <text:list-item>
          <text:p text:style-name="P33">User <text:span text:style-name="T21">wybiera istniejącą postać.</text:span></text:p>
        </text:list-item>
        <text:list-item>
          <text:p text:style-name="P43">User <text:span text:style-name="T22">kontynuuje grę w trybie multiplayera</text:span>.</text:p>
        </text:list-item>
      </text:list>
      <text:p text:style-name="P50"/>
      <text:p text:style-name="P50"/>
      <text:p text:style-name="P46">Wyjątki i rozszerzenia:</text:p>
      <text:p text:style-name="P46"/>
      <text:p text:style-name="P46"><text:tab/><text:span text:style-name="T22">1.A<text:tab/></text:span><text:span text:style-name="T14">User </text:span><text:span text:style-name="T15">nie ma istniejących postaci</text:span><text:span text:style-name="T14">.</text:span></text:p>
      <text:p text:style-name="P46"><text:tab/><text:span text:style-name="T22">1.B<text:tab/></text:span><text:span text:style-name="T14">User </text:span><text:span text:style-name="T15">musi stworzyć nową postać ( UC2) .</text:span></text:p>
      <text:p text:style-name="P47"/>
      <text:p text:style-name="P4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6:11.948000000</meta:creation-date>
    <dc:date>2015-01-03T11:04:32.664000000</dc:date>
    <meta:editing-duration>PT17M10S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4" meta:paragraph-count="121" meta:word-count="621" meta:character-count="4151" meta:non-whitespace-character-count="3589"/>
  </office:meta>
</office:document-meta>
</file>